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Google Sans" svg:font-family="'Google Sans'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fo:font-variant="normal" fo:text-transform="none" fo:color="#1f1f1f" loext:opacity="100%" style:font-name="Google Sans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4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5" style:family="paragraph" style:parent-style-name="Text_20_body" style:list-style-name="L3">
      <style:paragraph-properties fo:margin-top="0cm" fo:margin-bottom="0cm" style:contextual-spacing="false" fo:orphans="2" fo:widows="2"/>
    </style:style>
    <style:style style:name="P6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7" style:family="paragraph" style:parent-style-name="Text_20_body" style:list-style-name="L4">
      <style:paragraph-properties fo:margin-top="0cm" fo:margin-bottom="0cm" style:contextual-spacing="false" fo:orphans="2" fo:widows="2"/>
    </style:style>
    <style:style style:name="P8" style:family="paragraph" style:parent-style-name="Text_20_body" style:list-style-name="L12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9" style:family="paragraph" style:parent-style-name="Text_20_body" style:list-style-name="L12">
      <style:paragraph-properties fo:margin-top="0cm" fo:margin-bottom="0cm" style:contextual-spacing="false" fo:orphans="2" fo:widows="2"/>
    </style:style>
    <style:style style:name="P1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148b78"/>
    </style:style>
    <style:style style:name="P11" style:family="paragraph" style:parent-style-name="Text_20_body" style:list-style-name="L5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148b78"/>
    </style:style>
    <style:style style:name="P12" style:family="paragraph" style:parent-style-name="Text_20_body" style:list-style-name="L13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3" style:family="paragraph" style:parent-style-name="Text_20_body" style:list-style-name="L13">
      <style:paragraph-properties fo:margin-top="0cm" fo:margin-bottom="0cm" style:contextual-spacing="false" fo:orphans="2" fo:widows="2"/>
    </style:style>
    <style:style style:name="P14" style:family="paragraph" style:parent-style-name="Text_20_body" style:list-style-name="L14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5" style:family="paragraph" style:parent-style-name="Text_20_body" style:list-style-name="L14">
      <style:paragraph-properties fo:margin-top="0cm" fo:margin-bottom="0cm" style:contextual-spacing="false" fo:orphans="2" fo:widows="2"/>
    </style:style>
    <style:style style:name="P16" style:family="paragraph" style:parent-style-name="Text_20_body" style:list-style-name="L15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7" style:family="paragraph" style:parent-style-name="Text_20_body" style:list-style-name="L15">
      <style:paragraph-properties fo:margin-top="0cm" fo:margin-bottom="0cm" style:contextual-spacing="false" fo:orphans="2" fo:widows="2"/>
    </style:style>
    <style:style style:name="P18" style:family="paragraph" style:parent-style-name="Text_20_body" style:list-style-name="L18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9" style:family="paragraph" style:parent-style-name="Text_20_body" style:list-style-name="L18">
      <style:paragraph-properties fo:margin-top="0cm" fo:margin-bottom="0cm" style:contextual-spacing="false" fo:orphans="2" fo:widows="2"/>
    </style:style>
    <style:style style:name="P20" style:family="paragraph" style:parent-style-name="Text_20_body" style:list-style-name="L20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21" style:family="paragraph" style:parent-style-name="Text_20_body" style:list-style-name="L20">
      <style:paragraph-properties fo:margin-top="0cm" fo:margin-bottom="0cm" style:contextual-spacing="false" fo:orphans="2" fo:widows="2"/>
    </style:style>
    <style:style style:name="P22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23" style:family="paragraph" style:parent-style-name="Text_20_body" style:list-style-name="L1">
      <style:paragraph-properties fo:margin-top="0cm" fo:margin-bottom="0cm" style:contextual-spacing="false" fo:orphans="2" fo:widows="2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24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25" style:family="paragraph" style:parent-style-name="Text_20_body" style:list-style-name="L2">
      <style:paragraph-properties fo:margin-top="0cm" fo:margin-bottom="0cm" style:contextual-spacing="false" fo:orphans="2" fo:widows="2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2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27" style:family="paragraph" style:parent-style-name="Text_20_body" style:list-style-name="L5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28" style:family="paragraph" style:parent-style-name="Text_20_body" style:list-style-name="L5">
      <style:paragraph-properties fo:margin-top="0cm" fo:margin-bottom="0cm" style:contextual-spacing="false" fo:orphans="2" fo:widows="2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29" style:family="paragraph" style:parent-style-name="Text_20_body" style:list-style-name="L5">
      <style:paragraph-properties fo:margin-top="0cm" fo:margin-bottom="0cm" style:contextual-spacing="false" fo:orphans="2" fo:widows="2"/>
      <style:text-properties fo:font-variant="normal" fo:text-transform="none" fo:color="#1f1f1f" loext:opacity="100%" style:font-name="Google Sans" fo:font-size="8pt" fo:letter-spacing="normal" fo:font-style="normal" fo:font-weight="normal" officeooo:paragraph-rsid="00148b78"/>
    </style:style>
    <style:style style:name="P30" style:family="paragraph" style:parent-style-name="Text_20_body" style:list-style-name="L6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31" style:family="paragraph" style:parent-style-name="Text_20_body" style:list-style-name="L6">
      <style:paragraph-properties fo:margin-top="0cm" fo:margin-bottom="0cm" style:contextual-spacing="false" fo:orphans="2" fo:widows="2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32" style:family="paragraph" style:parent-style-name="Text_20_body" style:list-style-name="L7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33" style:family="paragraph" style:parent-style-name="Text_20_body" style:list-style-name="L7">
      <style:paragraph-properties fo:margin-top="0cm" fo:margin-bottom="0cm" style:contextual-spacing="false" fo:orphans="2" fo:widows="2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34" style:family="paragraph" style:parent-style-name="Text_20_body" style:list-style-name="L8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35" style:family="paragraph" style:parent-style-name="Text_20_body" style:list-style-name="L8">
      <style:paragraph-properties fo:margin-top="0cm" fo:margin-bottom="0cm" style:contextual-spacing="false" fo:orphans="2" fo:widows="2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36" style:family="paragraph" style:parent-style-name="Text_20_body" style:list-style-name="L9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37" style:family="paragraph" style:parent-style-name="Text_20_body" style:list-style-name="L9">
      <style:paragraph-properties fo:margin-top="0cm" fo:margin-bottom="0cm" style:contextual-spacing="false" fo:orphans="2" fo:widows="2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38" style:family="paragraph" style:parent-style-name="Text_20_body" style:list-style-name="L10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39" style:family="paragraph" style:parent-style-name="Text_20_body" style:list-style-name="L10">
      <style:paragraph-properties fo:margin-top="0cm" fo:margin-bottom="0cm" style:contextual-spacing="false" fo:orphans="2" fo:widows="2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40" style:family="paragraph" style:parent-style-name="Text_20_body" style:list-style-name="L11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41" style:family="paragraph" style:parent-style-name="Text_20_body" style:list-style-name="L11">
      <style:paragraph-properties fo:margin-top="0cm" fo:margin-bottom="0cm" style:contextual-spacing="false" fo:orphans="2" fo:widows="2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42" style:family="paragraph" style:parent-style-name="Text_20_body" style:list-style-name="L12">
      <style:paragraph-properties fo:margin-top="0cm" fo:margin-bottom="0cm" style:contextual-spacing="false" fo:orphans="2" fo:widows="2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43" style:family="paragraph" style:parent-style-name="Text_20_body">
      <style:paragraph-properties fo:margin-top="0cm" fo:margin-bottom="0cm" style:contextual-spacing="false" fo:orphans="2" fo:widows="2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44" style:family="paragraph" style:parent-style-name="Text_20_body" style:list-style-name="L16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45" style:family="paragraph" style:parent-style-name="Text_20_body" style:list-style-name="L16">
      <style:paragraph-properties fo:margin-top="0cm" fo:margin-bottom="0cm" style:contextual-spacing="false" fo:orphans="2" fo:widows="2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46" style:family="paragraph" style:parent-style-name="Text_20_body" style:list-style-name="L17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47" style:family="paragraph" style:parent-style-name="Text_20_body" style:list-style-name="L17">
      <style:paragraph-properties fo:margin-top="0cm" fo:margin-bottom="0cm" style:contextual-spacing="false" fo:orphans="2" fo:widows="2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48" style:family="paragraph" style:parent-style-name="Text_20_body" style:list-style-name="L19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49" style:family="paragraph" style:parent-style-name="Text_20_body" style:list-style-name="L19">
      <style:paragraph-properties fo:margin-top="0cm" fo:margin-bottom="0cm" style:contextual-spacing="false" fo:orphans="2" fo:widows="2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50" style:family="paragraph" style:parent-style-name="Text_20_body" style:list-style-name="L21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P51" style:family="paragraph" style:parent-style-name="Text_20_body" style:list-style-name="L21">
      <style:paragraph-properties fo:margin-top="0cm" fo:margin-bottom="0cm" style:contextual-spacing="false" fo:orphans="2" fo:widows="2"/>
      <style:text-properties fo:font-variant="normal" fo:text-transform="none" fo:color="#1f1f1f" loext:opacity="100%" style:font-name="Google Sans" fo:font-size="8pt" fo:letter-spacing="normal" fo:font-style="normal" fo:font-weight="normal"/>
    </style:style>
    <style:style style:name="T1" style:family="text">
      <style:text-properties fo:font-weight="bold"/>
    </style:style>
    <style:style style:name="T2" style:family="text">
      <style:text-properties fo:font-weight="bold" officeooo:rsid="00148b78"/>
    </style:style>
    <style:style style:name="T3" style:family="text">
      <style:text-properties fo:font-variant="normal" fo:text-transform="none" fo:color="#1f1f1f" loext:opacity="100%" style:font-name="Google Sans" fo:font-size="8pt" fo:letter-spacing="normal" fo:font-style="normal" fo:font-weight="bold"/>
    </style:style>
    <style:style style:name="T4" style:family="text">
      <style:text-properties fo:font-variant="normal" fo:text-transform="none" fo:color="#1f1f1f" loext:opacity="100%" style:font-name="Google Sans" fo:font-size="8pt" fo:letter-spacing="normal" fo:font-style="normal" fo:font-weight="bold" officeooo:rsid="00148b78"/>
    </style:style>
    <style:style style:name="T5" style:family="text">
      <style:text-properties fo:font-variant="normal" fo:text-transform="none" fo:color="#1f1f1f" loext:opacity="100%" style:font-name="Google Sans" fo:font-size="8pt" fo:letter-spacing="normal" fo:font-style="normal" fo:font-weight="normal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4.445cm"/>
      </text:list-level-style-bullet>
      <text:list-level-style-bullet text:level="2" text:style-name="Bullet_20_Symbols" loext:num-list-format="%2%." style:num-suffix="." text:bullet-char="•">
        <style:list-level-properties text:space-before="6.447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7.698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8.948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10.199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11.4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12.7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13.951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5.201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6.452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line-break/>Aluguel de NFT com foco no setor de imóveis físicos:</text:h>
      <text:p text:style-name="P2"><text:span text:style-name="Strong_20_Emphasis"><text:span text:style-name="T3">Possibilidades:</text:span></text:span></text:p>
      <text:list xml:id="list1357533321" text:style-name="L1">
        <text:list-item>
          <text:p text:style-name="P3"><text:span text:style-name="Strong_20_Emphasis"><text:span text:style-name="T3">Tokenização de Propriedades:</text:span></text:span></text:p>
          <text:list>
            <text:list-item>
              <text:list>
                <text:list-item>
                  <text:p text:style-name="P22">Fracionar a propriedade em NFTs, possibilitando investimentos menores e diversificação.</text:p>
                </text:list-item>
                <text:list-item>
                  <text:p text:style-name="P23">Facilitar a compra e venda de propriedades, com transações mais rápidas e seguras.</text:p>
                </text:list-item>
                <text:list-item>
                  <text:p text:style-name="P23">Automatizar pagamentos de aluguel e outros encargos através de contratos inteligentes.</text:p>
                </text:list-item>
              </text:list>
            </text:list-item>
          </text:list>
        </text:list-item>
      </text:list>
      <text:p text:style-name="P10"><text:span text:style-name="Strong_20_Emphasis"><text:span text:style-name="T3"><text:tab/></text:span></text:span></text:p>
      <text:p text:style-name="P10"><text:span text:style-name="Strong_20_Emphasis"><text:span text:style-name="T3"><text:tab/><text:tab/><text:tab/> </text:span></text:span><text:span text:style-name="Strong_20_Emphasis"><text:span text:style-name="T4">1.1 </text:span></text:span><text:span text:style-name="Strong_20_Emphasis"><text:span text:style-name="T3">Fracionamento de Propriedades</text:span></text:span></text:p>
      <text:list xml:id="list4220705488" text:style-name="L5">
        <text:list-item>
          <text:p text:style-name="P11"><text:span text:style-name="T5">Divida um imóvel em várias partes menores, representadas por NFTs.</text:span></text:p>
        </text:list-item>
        <text:list-item>
          <text:p text:style-name="P29">Venda frações da propriedade a vários investidores, democratizando o acesso ao mercado.</text:p>
        </text:list-item>
        <text:list-item>
          <text:p text:style-name="P29">Facilite a compra e venda de frações, com maior liquidez e flexibilidade.</text:p>
        </text:list-item>
      </text:list>
      <text:p text:style-name="P43"/>
      <text:p text:style-name="P43"><text:span text:style-name="Strong_20_Emphasis"><text:span text:style-name="T2">1.2 </text:span></text:span><text:span text:style-name="Strong_20_Emphasis"><text:span text:style-name="T1">Tokenização de Imóveis:</text:span></text:span></text:p>
      <text:list xml:id="list1580033713" text:style-name="L13">
        <text:list-item>
          <text:p text:style-name="P12"><text:span text:style-name="Strong_20_Emphasis"><text:span text:style-name="T3">Fracionamento da Propriedade:</text:span></text:span><text:span text:style-name="T5"> Divida a propriedade em unidades menores (tokens) e venda-as a vários investidores.</text:span></text:p>
        </text:list-item>
        <text:list-item>
          <text:p text:style-name="P13"><text:span text:style-name="Strong_20_Emphasis"><text:span text:style-name="T3">Representação Digital:</text:span></text:span><text:span text:style-name="T5"> Cada token representa uma fração da propriedade real, com direitos e obrigações proporcionais.</text:span></text:p>
        </text:list-item>
        <text:list-item>
          <text:p text:style-name="P13"><text:span text:style-name="Strong_20_Emphasis"><text:span text:style-name="T3">Gestão Simplificada:</text:span></text:span><text:span text:style-name="T5"> Contratos inteligentes automatizam a gestão da propriedade, como pagamento de aluguel e divisão de lucros.</text:span></text:p>
        </text:list-item>
      </text:list>
      <text:p text:style-name="P43"/>
      <text:p text:style-name="P43"/>
      <text:p text:style-name="P43"/>
      <text:p text:style-name="P43"/>
      <text:list xml:id="list191332595678509" text:continue-list="list1357533321" text:style-name="L1">
        <text:list-item>
          <text:p text:style-name="P3"><text:span text:style-name="Strong_20_Emphasis"><text:span text:style-name="T3">Aluguel de Imóveis</text:span></text:span></text:p>
          <text:list>
            <text:list-item>
              <text:p text:style-name="P22">Aluguel de imóveis físicos através de plataformas NFT, com contratos inteligentes que gerenciam pagamentos e garantem segurança.</text:p>
            </text:list-item>
            <text:list-item>
              <text:p text:style-name="P23">Tokenizar aluguéis, permitindo negociação e venda de fluxos de renda futuros.</text:p>
            </text:list-item>
            <text:list-item>
              <text:p text:style-name="P23">Criar NFTs que representam diferentes tipos de propriedades (residencial, comercial, etc.) com diferentes características (localização, tamanho, etc.).</text:p>
            </text:list-item>
          </text:list>
        </text:list-item>
      </text:list>
      <text:p text:style-name="P43"/>
      <text:p text:style-name="P43"><text:span text:style-name="Strong_20_Emphasis"><text:span text:style-name="T2">2.1 </text:span></text:span><text:span text:style-name="Strong_20_Emphasis"><text:span text:style-name="T1">Aluguel Tokenizado:</text:span></text:span></text:p>
      <text:list xml:id="list3024346491" text:style-name="L16">
        <text:list-item>
          <text:p text:style-name="P44">Crie NFTs que representam contratos de aluguel específicos.</text:p>
        </text:list-item>
        <text:list-item>
          <text:p text:style-name="P45">Alugue propriedades diretamente através de plataformas descentralizadas, sem a necessidade de intermediários.</text:p>
        </text:list-item>
        <text:list-item>
          <text:p text:style-name="P45">Automatize pagamentos de aluguel e outros processos, reduzindo custos e aumentando a eficiência.</text:p>
        </text:list-item>
      </text:list>
      <text:p text:style-name="P43"/>
      <text:p text:style-name="P43"><text:span text:style-name="Strong_20_Emphasis"><text:span text:style-name="T2">2.2</text:span></text:span><text:span text:style-name="Strong_20_Emphasis"><text:span text:style-name="T1">Aluguel de Imóveis:</text:span></text:span></text:p>
      <text:list xml:id="list2592130060" text:style-name="L15">
        <text:list-item>
          <text:p text:style-name="P16"><text:span text:style-name="Strong_20_Emphasis"><text:span text:style-name="T3">Aluguel Fracionado:</text:span></text:span><text:span text:style-name="T5"> Alugue partes da propriedade (por exemplo, quartos) por períodos específicos (por exemplo, dias ou semanas).</text:span></text:p>
        </text:list-item>
        <text:list-item>
          <text:p text:style-name="P17"><text:span text:style-name="Strong_20_Emphasis"><text:span text:style-name="T3">Reservas e Pagamentos Automatizados:</text:span></text:span><text:span text:style-name="T5"> Utilize contratos inteligentes para reservas, pagamentos e gestão de contratos de aluguel.</text:span></text:p>
        </text:list-item>
        <text:list-item>
          <text:p text:style-name="P17"><text:span text:style-name="Strong_20_Emphasis"><text:span text:style-name="T3">Tokenização do Aluguel:</text:span></text:span><text:span text:style-name="T5"> Receba o aluguel em tokens, permitindo maior flexibilidade e potencial de valorização.</text:span></text:p>
        </text:list-item>
      </text:list>
      <text:p text:style-name="P43"/>
      <text:p text:style-name="P43"/>
      <text:p text:style-name="P43"/>
      <text:p text:style-name="P43"/>
      <text:p text:style-name="P43"/>
      <text:list xml:id="list191332896153851" text:continue-list="list191332595678509" text:style-name="L1">
        <text:list-item>
          <text:p text:style-name="P3"><text:span text:style-name="Strong_20_Emphasis"><text:span text:style-name="T3">Serviços Imobiliários:</text:span></text:span></text:p>
          <text:list>
            <text:list-item>
              <text:p text:style-name="P22">Tokenizar serviços como corretagem, administração de imóveis e reformas, permitindo compra e venda fracionada e acesso a serviços especializados.</text:p>
            </text:list-item>
            <text:list-item>
              <text:p text:style-name="P23">Criar NFTs que representam diferentes tipos de serviços (vistoria, avaliação, etc.) com diferentes características (preço, tempo de entrega, etc.).</text:p>
              <text:p text:style-name="P23"><text:span text:style-name="Strong_20_Emphasis"><text:span text:style-name="T1">3.</text:span></text:span><text:span text:style-name="Strong_20_Emphasis"><text:span text:style-name="T2">1 </text:span></text:span><text:span text:style-name="Strong_20_Emphasis"><text:span text:style-name="T1">Tokenização de Imóveis Comerciais:</text:span></text:span></text:p>
            </text:list-item>
          </text:list>
        </text:list-item>
      </text:list>
      <text:list xml:id="list768182197" text:style-name="L17">
        <text:list-item>
          <text:p text:style-name="P46">Crie NFTs que representam a propriedade de espaços comerciais, como lojas ou escritórios.</text:p>
        </text:list-item>
        <text:list-item>
          <text:p text:style-name="P47">Alugue esses espaços através de plataformas NFT, permitindo que empresas encontrem facilmente o local ideal.</text:p>
        </text:list-item>
        <text:list-item>
          <text:p text:style-name="P47">Ofereça aos investidores a oportunidade de investir em propriedades comerciais de forma fracionada.</text:p>
        </text:list-item>
      </text:list>
      <text:list xml:id="list191331717490094" text:continue-list="list191332896153851" text:style-name="L1">
        <text:list-item>
          <text:list>
            <text:list-header>
              <text:p text:style-name="P23"><text:span text:style-name="Strong_20_Emphasis"><text:span text:style-name="T1">3.</text:span></text:span><text:span text:style-name="Strong_20_Emphasis"><text:span text:style-name="T2">2</text:span></text:span><text:span text:style-name="Strong_20_Emphasis"><text:span text:style-name="T1"> Financiamento Imobiliário:</text:span></text:span></text:p>
            </text:list-header>
          </text:list>
        </text:list-item>
      </text:list>
      <text:list xml:id="list1728618986" text:style-name="L18">
        <text:list-item>
          <text:p text:style-name="P18"><text:span text:style-name="Strong_20_Emphasis"><text:span text:style-name="T3">Tokenização de Hipotecas:</text:span></text:span><text:span text:style-name="T5"> Crie tokens que representam hipotecas, permitindo a diversificação do investimento e maior acesso ao crédito.</text:span></text:p>
        </text:list-item>
        <text:list-item>
          <text:p text:style-name="P19"><text:span text:style-name="Strong_20_Emphasis"><text:span text:style-name="T3">Investimento em Hipotecas:</text:span></text:span><text:span text:style-name="T5"> Invista em hipotecas tokenizadas, com retornos previsíveis e menor risco.</text:span></text:p>
        </text:list-item>
        <text:list-item>
          <text:p text:style-name="P19"><text:span text:style-name="Strong_20_Emphasis"><text:span text:style-name="T3">Mercado Secundário:</text:span></text:span><text:span text:style-name="T5"> Negocie tokens de hipotecas em um mercado secundário, aumentando a liquidez do investimento.</text:span></text:p>
        </text:list-item>
      </text:list>
      <text:list xml:id="list191331798847504" text:continue-list="list191331717490094" text:style-name="L1">
        <text:list-item>
          <text:list>
            <text:list-header>
              <text:p text:style-name="P23"/>
            </text:list-header>
          </text:list>
        </text:list-item>
        <text:list-item>
          <text:p text:style-name="P3"><text:span text:style-name="Strong_20_Emphasis"><text:span text:style-name="T3">Gestão de Propriedades:</text:span></text:span></text:p>
          <text:list>
            <text:list-item>
              <text:p text:style-name="P22">Usar NFTs para representar a propriedade e seus direitos (uso, usufruto, etc.), simplificando a gestão e o acompanhamento.</text:p>
            </text:list-item>
            <text:list-item>
              <text:p text:style-name="P23">Usar contratos inteligentes para automatizar tarefas de gestão, como pagamento de contas, manutenção e reparos.</text:p>
            </text:list-item>
            <text:list-item>
              <text:p text:style-name="P23">Criar NFTs que representam diferentes tipos de direitos (acesso a áreas comuns, direito de voto em decisões, etc.).</text:p>
              <text:p text:style-name="P23"><text:soft-page-break/><text:span text:style-name="Strong_20_Emphasis"><text:span text:style-name="T1">4.</text:span></text:span><text:span text:style-name="Strong_20_Emphasis"><text:span text:style-name="T2">1</text:span></text:span><text:span text:style-name="Strong_20_Emphasis"><text:span text:style-name="T1"> Gestão de Propriedades Simplificada:</text:span></text:span></text:p>
            </text:list-item>
          </text:list>
        </text:list-item>
      </text:list>
      <text:list xml:id="list302145714" text:style-name="L19">
        <text:list-item>
          <text:p text:style-name="P48">Utilize NFTs para registrar informações importantes sobre a propriedade, como histórico de manutenção e documentos legais.</text:p>
        </text:list-item>
        <text:list-item>
          <text:p text:style-name="P49">Simplifique o processo de compra e venda de imóveis, com todos os documentos armazenados na blockchain.</text:p>
        </text:list-item>
        <text:list-item>
          <text:p text:style-name="P49">Torne a gestão de ativos mais eficiente e transparente, com acesso instantâneo a dados relevantes.</text:p>
        </text:list-item>
      </text:list>
      <text:list xml:id="list191332221319297" text:continue-list="list191331798847504" text:style-name="L1">
        <text:list-item>
          <text:list>
            <text:list-header>
              <text:p text:style-name="P23"><text:span text:style-name="Strong_20_Emphasis"><text:span text:style-name="T1">4.</text:span></text:span><text:span text:style-name="Strong_20_Emphasis"><text:span text:style-name="T2">2</text:span></text:span><text:span text:style-name="Strong_20_Emphasis"><text:span text:style-name="T1"> Serviços Imobiliários:</text:span></text:span></text:p>
            </text:list-header>
          </text:list>
        </text:list-item>
      </text:list>
      <text:list xml:id="list2735027061" text:style-name="L20">
        <text:list-item>
          <text:p text:style-name="P20"><text:span text:style-name="Strong_20_Emphasis"><text:span text:style-name="T3">Tokenização de Serviços:</text:span></text:span><text:span text:style-name="T5"> Crie tokens para serviços como reformas, limpeza e gestão de propriedades.</text:span></text:p>
        </text:list-item>
        <text:list-item>
          <text:p text:style-name="P21"><text:span text:style-name="Strong_20_Emphasis"><text:span text:style-name="T3">Pagamento por Serviço:</text:span></text:span><text:span text:style-name="T5"> Pague por serviços com tokens, proporcionando maior eficiência e segurança.</text:span></text:p>
        </text:list-item>
        <text:list-item>
          <text:p text:style-name="P21"><text:span text:style-name="Strong_20_Emphasis"><text:span text:style-name="T3">Mercado de Serviços:</text:span></text:span><text:span text:style-name="T5"> Acesse um mercado global de serviços imobiliários tokenizados, com maior variedade e preços competitivos.</text:span></text:p>
        </text:list-item>
      </text:list>
      <text:p text:style-name="P43"><text:span text:style-name="Strong_20_Emphasis"><text:span text:style-name="T1"/></text:span></text:p>
      <text:p text:style-name="P43"><text:span text:style-name="Strong_20_Emphasis"><text:span text:style-name="T1">5. Novos Modelos de Negócios:</text:span></text:span></text:p>
      <text:list xml:id="list2672051013" text:style-name="L21">
        <text:list-item>
          <text:p text:style-name="P50">Crie plataformas descentralizadas para negociação de NFTs de propriedades.</text:p>
        </text:list-item>
        <text:list-item>
          <text:p text:style-name="P51">Ofereça serviços de gestão de propriedades baseados em blockchain.</text:p>
        </text:list-item>
        <text:list-item>
          <text:p text:style-name="P51">Desenvolva novos modelos de investimento, como fundos de índice de NFT de propriedades.</text:p>
        </text:list-item>
      </text:list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2"><text:span text:style-name="Strong_20_Emphasis"><text:span text:style-name="T3">Exemplo:</text:span></text:span></text:p>
      <text:list xml:id="list2462694102" text:style-name="L2">
        <text:list-item>
          <text:p text:style-name="P24">Um apartamento em São Paulo é tokenizado em 100 NFTs. Cada NFT representa 1% da propriedade e pode ser comprado por qualquer pessoa.</text:p>
        </text:list-item>
        <text:list-item>
          <text:p text:style-name="P25">Os proprietários de NFT recebem aluguel proporcional à sua participação na propriedade.</text:p>
        </text:list-item>
        <text:list-item>
          <text:p text:style-name="P25">O aluguel é pago automaticamente através de um contrato inteligente.</text:p>
        </text:list-item>
        <text:list-item>
          <text:p text:style-name="P25">A plataforma NFT também oferece serviços de gestão de propriedades, como pagamento de contas, manutenção e reparos.</text:p>
        </text:list-item>
      </text:list>
      <text:p text:style-name="P2"><text:span text:style-name="Strong_20_Emphasis"><text:span text:style-name="T3">Benefícios:</text:span></text:span></text:p>
      <text:list xml:id="list1022155016" text:style-name="L3">
        <text:list-item>
          <text:p text:style-name="P4"><text:span text:style-name="Strong_20_Emphasis"><text:span text:style-name="T3">Democratização do acesso ao investimento:</text:span></text:span><text:span text:style-name="T5"> Permite que pessoas com menor capital invistam em imóveis.</text:span></text:p>
        </text:list-item>
        <text:list-item>
          <text:p text:style-name="P5"><text:span text:style-name="Strong_20_Emphasis"><text:span text:style-name="T3">Maior liquidez:</text:span></text:span><text:span text:style-name="T5"> Facilita a compra e venda de propriedades, com transações mais rápidas e seguras.</text:span></text:p>
        </text:list-item>
        <text:list-item>
          <text:p text:style-name="P5"><text:span text:style-name="Strong_20_Emphasis"><text:span text:style-name="T3">Transparência e segurança:</text:span></text:span><text:span text:style-name="T5"> Todos os dados são registrados na blockchain, garantindo maior transparência e segurança nas transações.</text:span></text:p>
        </text:list-item>
        <text:list-item>
          <text:p text:style-name="P5"><text:span text:style-name="Strong_20_Emphasis"><text:span text:style-name="T3">Eficiência:</text:span></text:span><text:span text:style-name="T5"> Automatiza tarefas de gestão e reduz custos.</text:span></text:p>
        </text:list-item>
      </text:list>
      <text:p text:style-name="P2"><text:span text:style-name="Strong_20_Emphasis"><text:span text:style-name="T3">Desafios:</text:span></text:span></text:p>
      <text:list xml:id="list1816806404" text:style-name="L4">
        <text:list-item>
          <text:p text:style-name="P6"><text:span text:style-name="Strong_20_Emphasis"><text:span text:style-name="T3">Regulamentação:</text:span></text:span><text:span text:style-name="T5"> O mercado de NFT ainda é novo e pouco regulamentado.</text:span></text:p>
        </text:list-item>
        <text:list-item>
          <text:p text:style-name="P7"><text:span text:style-name="Strong_20_Emphasis"><text:span text:style-name="T3">Tecnologia:</text:span></text:span><text:span text:style-name="T5"> A tecnologia blockchain ainda é complexa para muitos usuários.</text:span></text:p>
        </text:list-item>
        <text:list-item>
          <text:p text:style-name="P7"><text:span text:style-name="Strong_20_Emphasis"><text:span text:style-name="T3">Aceitação:</text:span></text:span><text:span text:style-name="T5"> A aceitação do mercado imobiliário tradicional ainda é incerta.</text:span></text:p>
        </text:list-item>
      </text:list>
      <text:p text:style-name="P2"><text:span text:style-name="Strong_20_Emphasis"><text:span text:style-name="T3">Conclusão:</text:span></text:span></text:p>
      <text:p text:style-name="P26">O aluguel de NFT tem o potencial de revolucionar o setor de imóveis físicos, democratizando o acesso ao investimento, aumentando a liquidez e a eficiência do mercado. No entanto, ainda existem desafios a serem superados, como a regulamentação e a aceitação do mercado tradicional.</text:p>
      <text:p text:style-name="Standard"/>
      <text:h text:style-name="P1" text:outline-level="2">Aluguel de NFT no Setor Imobiliário Físico: Transformando Propriedades em Tokens</text:h>
      <text:p text:style-name="P26">O potencial do aluguel de NFT no setor imobiliário físico é empolgante e abre portas para novas oportunidades. Imagine um mundo onde a propriedade de imóveis se torna mais acessível, transações são mais rápidas e seguras, e a gestão de ativos é simplificada.</text:p>
      <text:p text:style-name="P2"><text:span text:style-name="Strong_20_Emphasis"><text:span text:style-name="T3">1. Fracionamento de Propriedades:</text:span></text:span></text:p>
      <text:list xml:id="list191332308314007" text:continue-list="list4220705488" text:style-name="L5">
        <text:list-item>
          <text:p text:style-name="P27">Divida um imóvel em várias partes menores, representadas por NFTs.</text:p>
        </text:list-item>
        <text:list-item>
          <text:p text:style-name="P28">Venda frações da propriedade a vários investidores, democratizando o acesso ao mercado.</text:p>
        </text:list-item>
        <text:list-item>
          <text:p text:style-name="P28">Facilite a compra e venda de frações, com maior liquidez e flexibilidade.</text:p>
        </text:list-item>
      </text:list>
      <text:p text:style-name="P2"><text:span text:style-name="Strong_20_Emphasis"><text:span text:style-name="T3">2. Aluguel Tokenizado:</text:span></text:span></text:p>
      <text:list xml:id="list2713425166" text:style-name="L6">
        <text:list-item>
          <text:p text:style-name="P30">Crie NFTs que representam contratos de aluguel específicos.</text:p>
        </text:list-item>
        <text:list-item>
          <text:p text:style-name="P31">Alugue propriedades diretamente através de plataformas descentralizadas, sem a necessidade de intermediários.</text:p>
        </text:list-item>
        <text:list-item>
          <text:p text:style-name="P31">Automatize pagamentos de aluguel e outros processos, reduzindo custos e aumentando a eficiência.</text:p>
        </text:list-item>
      </text:list>
      <text:p text:style-name="P2"><text:span text:style-name="Strong_20_Emphasis"><text:span text:style-name="T3">3. Tokenização de Imóveis Comerciais:</text:span></text:span></text:p>
      <text:list xml:id="list2406548471" text:style-name="L7">
        <text:list-item>
          <text:p text:style-name="P32">Crie NFTs que representam a propriedade de espaços comerciais, como lojas ou escritórios.</text:p>
        </text:list-item>
        <text:list-item>
          <text:p text:style-name="P33">Alugue esses espaços através de plataformas NFT, permitindo que empresas encontrem facilmente o local ideal.</text:p>
        </text:list-item>
        <text:list-item>
          <text:p text:style-name="P33">Ofereça aos investidores a oportunidade de investir em propriedades comerciais de forma fracionada.</text:p>
        </text:list-item>
      </text:list>
      <text:p text:style-name="P2"><text:span text:style-name="Strong_20_Emphasis"><text:span text:style-name="T3">4. Gestão de Propriedades Simplificada:</text:span></text:span></text:p>
      <text:list xml:id="list3778975401" text:style-name="L8">
        <text:list-item>
          <text:p text:style-name="P34">Utilize NFTs para registrar informações importantes sobre a propriedade, como histórico de manutenção e documentos legais.</text:p>
        </text:list-item>
        <text:list-item>
          <text:p text:style-name="P35">Simplifique o processo de compra e venda de imóveis, com todos os documentos armazenados na blockchain.</text:p>
        </text:list-item>
        <text:list-item>
          <text:p text:style-name="P35">Torne a gestão de ativos mais eficiente e transparente, com acesso instantâneo a dados relevantes.</text:p>
        </text:list-item>
      </text:list>
      <text:p text:style-name="P2"><text:soft-page-break/><text:span text:style-name="Strong_20_Emphasis"><text:span text:style-name="T3">5. Novos Modelos de Negócios:</text:span></text:span></text:p>
      <text:list xml:id="list687744464" text:style-name="L9">
        <text:list-item>
          <text:p text:style-name="P36">Crie plataformas descentralizadas para negociação de NFTs de propriedades.</text:p>
        </text:list-item>
        <text:list-item>
          <text:p text:style-name="P37">Ofereça serviços de gestão de propriedades baseados em blockchain.</text:p>
        </text:list-item>
        <text:list-item>
          <text:p text:style-name="P37">Desenvolva novos modelos de investimento, como fundos de índice de NFT de propriedades.</text:p>
        </text:list-item>
      </text:list>
      <text:p text:style-name="P2"><text:span text:style-name="Strong_20_Emphasis"><text:span text:style-name="T3">Exemplos Práticos:</text:span></text:span></text:p>
      <text:list xml:id="list3241929016" text:style-name="L10">
        <text:list-item>
          <text:p text:style-name="P38">Imagine um investidor que deseja comprar um apartamento em uma cidade grande, mas não tem o capital total necessário. Através da tokenização, ele pode comprar uma fração do apartamento, tornando o investimento mais acessível.</text:p>
        </text:list-item>
        <text:list-item>
          <text:p text:style-name="P39">Um proprietário de um imóvel comercial pode tokenizar o espaço e alugá-lo diretamente a empresas através de uma plataforma NFT, eliminando a necessidade de um corretor.</text:p>
        </text:list-item>
        <text:list-item>
          <text:p text:style-name="P39">Uma empresa de gestão de propriedades pode usar NFTs para armazenar informações sobre seus imóveis, simplificando o processo de compra, venda e gestão.</text:p>
        </text:list-item>
      </text:list>
      <text:p text:style-name="P2"><text:span text:style-name="Strong_20_Emphasis"><text:span text:style-name="T3">Desafios e Considerações:</text:span></text:span></text:p>
      <text:list xml:id="list2530193902" text:style-name="L11">
        <text:list-item>
          <text:p text:style-name="P40">Regulamentação: A tokenização de imóveis ainda é um campo novo e a regulamentação precisa acompanhar.</text:p>
        </text:list-item>
        <text:list-item>
          <text:p text:style-name="P41">Segurança: É importante garantir a segurança dos NFTs e da plataforma de negociação.</text:p>
        </text:list-item>
        <text:list-item>
          <text:p text:style-name="P41">Adoção: A tecnologia precisa ser de fácil utilização para que seja amplamente adotada.</text:p>
        </text:list-item>
      </text:list>
      <text:p text:style-name="P2"><text:span text:style-name="Strong_20_Emphasis"><text:span text:style-name="T3">Conclusão:</text:span></text:span></text:p>
      <text:p text:style-name="P26">O aluguel de NFT no setor imobiliário físico tem o potencial de revolucionar o mercado. Com maior acessibilidade, transações mais eficientes e novos modelos de negócios, essa tecnologia pode transformar a forma como investimos, compramos, vendemos e gerenciamos propriedades.</text:p>
      <text:p text:style-name="P2"><text:span text:style-name="Strong_20_Emphasis"><text:span text:style-name="T3">Recursos Adicionais:</text:span></text:span></text:p>
      <text:list xml:id="list2119709481" text:style-name="L12">
        <text:list-item>
          <text:p text:style-name="P8"><text:span text:style-name="T5">RealT: </text:span><text:a xlink:type="simple" xlink:href="https://realt.co/" office:target-frame-name="_blank" xlink:show="new" text:style-name="Internet_20_link" text:visited-style-name="Visited_20_Internet_20_Link">https://realt.co/</text:a><text:span text:style-name="T5">: Plataforma de tokenização de imóveis</text:span></text:p>
        </text:list-item>
        <text:list-item>
          <text:p text:style-name="P9"><text:span text:style-name="T5">Propy: </text:span><text:a xlink:type="simple" xlink:href="https://propy.com/" office:target-frame-name="_blank" xlink:show="new" text:style-name="Internet_20_link" text:visited-style-name="Visited_20_Internet_20_Link">https://propy.com/</text:a><text:span text:style-name="T5">: Plataforma para compra e venda de imóveis com blockchain</text:span></text:p>
        </text:list-item>
        <text:list-item>
          <text:p text:style-name="P42">Tokeny: [URL inválido removido]: Plataforma de tokenização de ativos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Google Sans" svg:font-family="'Google Sans'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27T17:11:22.604000000</meta:creation-date>
    <dc:date>2024-02-27T17:53:01.138000000</dc:date>
    <meta:editing-duration>PT20M58S</meta:editing-duration>
    <meta:editing-cycles>2</meta:editing-cycles>
    <meta:generator>LibreOffice/7.3.2.2$Windows_X86_64 LibreOffice_project/49f2b1bff42cfccbd8f788c8dc32c1c309559be0</meta:generator>
    <meta:document-statistic meta:table-count="0" meta:image-count="0" meta:object-count="0" meta:page-count="3" meta:paragraph-count="107" meta:word-count="1333" meta:character-count="9027" meta:non-whitespace-character-count="7875"/>
  </office:meta>
</office:document-meta>
</file>